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fo:color="#4bacc6"/>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normal" fo:font-family="Calibri" style:font-family-asian="Calibri" style:font-family-complex="Calibri" fo:background-color="transparent" fo:color="#4bacc6"/>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6.00pt" fo:font-weight="normal" fo:font-family="Calibri" style:font-family-asian="Calibri" style:font-family-complex="Calibri" fo:background-color="transparent" fo:color="#4bacc6"/>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bold"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6.00pt" fo:font-weight="normal" fo:font-family="Calibri" style:font-family-asian="Calibri" style:font-family-complex="Calibri" fo:background-color="transparent" fo:color="#4bacc6"/>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bold"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fo:color="#4bacc6"/>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0.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0.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fo:color="#4bacc6"/>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fo:color="#4bacc6"/>
    </style:style>
    <style:style style:name="T57"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office:automatic-styles>
  <office:body>
    <office:text>
      <text:p text:style-name="P1"><text:span text:style-name="T1">[Uppgift 1 - Tre “enkla” programmeringsuppgifter]</text:span></text:p>
      <text:p text:style-name="P1"><text:span text:style-name="T2"/></text:p>
      <text:p text:style-name="P1"><text:span text:style-name="T3">Planerad tid för alla tre uppgifter: 1 h 45 min</text:span></text:p>
      <text:p text:style-name="P1"><text:span text:style-name="T4"/></text:p>
      <text:p text:style-name="P1"><text:span text:style-name="T5">Strategi:</text:span></text:p>
      <text:p text:style-name="P1"><text:span text:style-name="T5">Det här är ett helt nytt upplägg för mig att arbeta med.</text:span></text:p>
      <text:p text:style-name="P1"><text:span text:style-name="T6"/></text:p>
      <text:p text:style-name="P1"><text:span text:style-name="T7">Min planeringsstategi är först att läsa igenom uppgifterna som ska utföras. Jag kommer sedan att kolla på kod som jag tidigare har. Därefter kommer jag att söka information på områden man inte har koll på (referenser från böcker, msdn, stackoverflow och andra sidor man stöter på, om jag hittar bra referenser noterar jag det.</text:span></text:p>
      <text:p text:style-name="P1"><text:span text:style-name="T8"/></text:p>
      <text:p text:style-name="P1"><text:span text:style-name="T9">När jag börjar koda så ska jag försöka notera de problem som förekommer. Jag försöker göra allt så noggrant och tydligt som möjligt.</text:span></text:p>
      <text:p text:style-name="P1"><text:span text:style-name="T10"/></text:p>
      <text:p text:style-name="P1"><text:span text:style-name="T11">[1a]</text:span></text:p>
      <text:p text:style-name="P1"><text:span text:style-name="T12"/></text:p>
      <text:p text:style-name="P1"><text:span text:style-name="T13">Planerad tid: 30 min</text:span></text:p>
      <text:p text:style-name="P1"><text:span text:style-name="T13">Det är inte så mycket planering som behövs. Kolla upp referenser på hur man kan räkna upp specifika bokstäver i en sträng, kolla lite på koder som man har skrivit i c# kurser (friska upp minnet).</text:span></text:p>
      <text:p text:style-name="P1"><text:span text:style-name="T13">Sedan skriva koden och löser eventuella problem som man stöter på. Tänka på hur man kan förbättra koden man skriver. Funderar på om man ska implementera dem eller inte.</text:span></text:p>
      <text:p text:style-name="P1"><text:span text:style-name="T14"/></text:p>
      <text:p text:style-name="P1"><text:span text:style-name="T15">Förbrukad tid: 25 min</text:span></text:p>
      <text:p text:style-name="P1"><text:span text:style-name="T16"/></text:p>
      <text:p text:style-name="P1"><text:span text:style-name="T17">Orsaker till avvikelser:</text:span></text:p>
      <text:p text:style-name="P1"><text:span text:style-name="T17">Bara 5 minuter och det var för att det var lite enklare än vad jag trodde det skulle vara samt att inga problem förekom (enkel kodning utan tillägg).</text:span></text:p>
      <text:p text:style-name="P1"><text:span text:style-name="T18"/></text:p>
      <text:p text:style-name="P1"><text:span text:style-name="T19">Problem:</text:span></text:p>
      <text:p text:style-name="P1"><text:span text:style-name="T19">Inga problem uppstådde, anledningen till det var att programmet var enkel/simpel/kort. Inga felhantering, loopar eller så.</text:span></text:p>
      <text:p text:style-name="P1"><text:span text:style-name="T20"/></text:p>
      <text:p text:style-name="P1"><text:span text:style-name="T21">[1b]</text:span></text:p>
      <text:p text:style-name="P1"><text:span text:style-name="T22"/></text:p>
      <text:p text:style-name="P1"><text:span text:style-name="T23">Planerad tid: 30 min</text:span></text:p>
      <text:p text:style-name="P1"><text:span text:style-name="T23">Samma struktur på planeringen som förra uppgiften.</text:span></text:p>
      <text:p text:style-name="P1"><text:span text:style-name="T23">Uppgiften verkar vara lik förra uppgiften RaknaA, liksom omfattningen är inte så stor.</text:span></text:p>
      <text:p text:style-name="P1"><text:span text:style-name="T23">Om det är så att jag kan använda samma format så kommer jag att testa det. Sedan så ska jag ta ytterligare mer tid för att söka efter information på andra sätt.</text:span></text:p>
      <text:p text:style-name="P1"><text:span text:style-name="T24"/></text:p>
      <text:p text:style-name="P1"><text:span text:style-name="T25">Förbrukad tid: 35 min</text:span></text:p>
      <text:p text:style-name="P1"><text:span text:style-name="T26"/></text:p>
      <text:p text:style-name="P1"><text:span text:style-name="T27">Orsaker till avvikelser:</text:span></text:p>
      <text:p text:style-name="P1"><text:span text:style-name="T28">Inte nöjd med första koden.<text:s/></text:span><text:span text:style-name="T29">Det var inga problem som förekom men jag tyckte att det blev mer kod än det vad behövdes för uppgiften.</text:span></text:p>
      <text:p text:style-name="P1"><text:span text:style-name="T29">Så jag letade efter andra sätt och hittade då några olika varianter (vissa som man inte förstår och andra som man förstår). Jag tyckte att det blev smidigare med modulus operatorn.</text:span></text:p>
      <text:p text:style-name="P1"><text:span text:style-name="T30"/></text:p>
      <text:p text:style-name="P1"><text:span text:style-name="T31">[1c]</text:span></text:p>
      <text:p text:style-name="P1"><text:span text:style-name="T32"/></text:p>
      <text:p text:style-name="P1"><text:span text:style-name="T33">Planerad tid: 45 min</text:span></text:p>
      <text:p text:style-name="P1"><text:span text:style-name="T33">Samma struktur på planeringen som förra uppgiften.</text:span></text:p>
      <text:p text:style-name="P1"><text:span text:style-name="T33">Uppgiften verkar vara svårare än tidigare uppgifter, så jag planerar att det kommer att ta ca 45-60 minuter för arbetet.</text:span></text:p>
      <text:p text:style-name="P1"><text:span text:style-name="T34"/></text:p>
      <text:p text:style-name="P1"><text:span text:style-name="T35">Förbrukad tid: 67 min</text:span></text:p>
      <text:p text:style-name="P1"><text:span text:style-name="T36"/></text:p>
      <text:p text:style-name="P1"><text:span text:style-name="T37">Orsaker till avvikelser:</text:span></text:p>
      <text:p text:style-name="P1"><text:span text:style-name="T37">Slö start (</text:span><text:span text:style-name="T38">mycket tid åt funderingar</text:span><text:span text:style-name="T39">), hantera problem och snygga till koden.</text:span></text:p>
      <text:p text:style-name="P1"><text:span text:style-name="T40"/></text:p>
      <text:p text:style-name="P1"><text:span text:style-name="T41">Problem:</text:span></text:p>
      <text:p text:style-name="P1"><text:span text:style-name="T42">#1</text:span></text:p>
      <text:p text:style-name="P1"><text:span text:style-name="T43">Tankar på hur jag ska sätta dessa if (? &gt; ?), else if (? &gt; ? &amp;&amp; ? &lt; ?).</text:span></text:p>
      <text:p text:style-name="P1"><text:span text:style-name="T43">Testade först</text:span></text:p>
      <text:p text:style-name="P1"><text:span text:style-name="T43"><text:tab/>(</text:span><text:span text:style-name="T44">input &gt; sLargest)</text:span></text:p>
      <text:p text:style-name="P1"><text:span text:style-name="T44"><text:tab/>largest = input</text:span></text:p>
      <text:p text:style-name="P1"><text:span text:style-name="T45">(vilket stämde inte när man sedan klottrade på papper för att testa tankarna)</text:span></text:p>
      <text:p text:style-name="P1"><text:span text:style-name="T46"/></text:p>
      <text:p text:style-name="P1"><text:span text:style-name="T47">Testade även med </text:span></text:p>
      <text:p text:style-name="P1"><text:span text:style-name="T47"><text:tab/>(</text:span><text:span text:style-name="T48">input &lt; largest &amp;&amp; input &gt; temp) // i storleks ordning 1, 2 och 3 är temp 3</text:span></text:p>
      <text:p text:style-name="P1"><text:span text:style-name="T48"><text:tab/>sLargest = input</text:span></text:p>
      <text:p text:style-name="P1"><text:span text:style-name="T49">(funkade inte heller, för input kunde vara mindre än sLargest)</text:span></text:p>
      <text:p text:style-name="P1"><text:span text:style-name="T50"/></text:p>
      <text:p text:style-name="P1"><text:span text:style-name="T51">#2</text:span></text:p>
      <text:p text:style-name="P1"><text:span text:style-name="T52">Körde med en for-loop men det gick inte så bra när man gjorde en felinmatning så jag gick över till en while-loop och fick et att fungerar.</text:span></text:p>
      <text:p text:style-name="P1"><text:span text:style-name="T53"/></text:p>
      <text:p text:style-name="P1"><text:span text:style-name="T54">Ett annat problem som förekom efter bytet var att när jag matade in 1, 2, 3, 4, 5, 6, 7, 8, 9 och sedan 10 fick jag resultatet 8 istället för 9.</text:span></text:p>
      <text:p text:style-name="P1"><text:span text:style-name="T54">För att lösa det ändrade jag while (true) med break till while (count &lt; amountOfTimes).</text:span></text:p>
      <text:p text:style-name="P1"><text:span text:style-name="T55"/></text:p>
      <text:p text:style-name="P1"><text:span text:style-name="T56">#3</text:span></text:p>
      <text:p text:style-name="P1"><text:span text:style-name="T57">Det dyker upp små problem då och då när man gör testerna regelbundet men dessa löses väldigt snabbt med små ändringar. Till exempel då programmet loopar en extra gång, utmatningen (t.ex då count börjar på 0).</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